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a0a9" officeooo:paragraph-rsid="0015a0a9" style:font-weight-asian="bold" style:font-weight-complex="bold"/>
    </style:style>
    <style:style style:name="P2" style:family="paragraph" style:parent-style-name="Standard">
      <style:text-properties fo:font-weight="bold" officeooo:rsid="0015a0a9" officeooo:paragraph-rsid="0016f5c0" style:font-weight-asian="bold" style:font-weight-complex="bold"/>
    </style:style>
    <style:style style:name="P3" style:family="paragraph" style:parent-style-name="Standard">
      <style:text-properties fo:font-weight="bold" officeooo:rsid="0015a0a9" officeooo:paragraph-rsid="001953f0" style:font-weight-asian="bold" style:font-weight-complex="bold"/>
    </style:style>
    <style:style style:name="P4" style:family="paragraph" style:parent-style-name="Standard">
      <style:text-properties fo:font-weight="bold" officeooo:rsid="0016f5c0" officeooo:paragraph-rsid="0016f5c0" style:font-weight-asian="bold" style:font-weight-complex="bold"/>
    </style:style>
    <style:style style:name="P5" style:family="paragraph" style:parent-style-name="Standard">
      <style:text-properties fo:font-weight="bold" officeooo:rsid="00175666" officeooo:paragraph-rsid="00175666" style:font-weight-asian="bold" style:font-weight-complex="bold"/>
    </style:style>
    <style:style style:name="P6" style:family="paragraph" style:parent-style-name="Standard">
      <style:text-properties fo:font-weight="bold" officeooo:rsid="001953f0" officeooo:paragraph-rsid="001953f0" style:font-weight-asian="bold" style:font-weight-complex="bold"/>
    </style:style>
    <style:style style:name="P7" style:family="paragraph" style:parent-style-name="Standard">
      <style:text-properties fo:font-weight="bold" officeooo:rsid="001b1f34" officeooo:paragraph-rsid="001b1f34" style:font-weight-asian="bold" style:font-weight-complex="bold"/>
    </style:style>
    <style:style style:name="P8" style:family="paragraph" style:parent-style-name="Standard">
      <style:text-properties fo:font-weight="bold" officeooo:rsid="001b1f34" officeooo:paragraph-rsid="001c026d" style:font-weight-asian="bold" style:font-weight-complex="bold"/>
    </style:style>
    <style:style style:name="P9" style:family="paragraph" style:parent-style-name="Standard">
      <style:text-properties fo:font-weight="bold" officeooo:rsid="001c026d" officeooo:paragraph-rsid="001c026d" style:font-weight-asian="bold" style:font-weight-complex="bold"/>
    </style:style>
    <style:style style:name="P10" style:family="paragraph" style:parent-style-name="Standard">
      <style:text-properties fo:font-weight="bold" officeooo:rsid="001c2c3a" officeooo:paragraph-rsid="001c2c3a" style:font-weight-asian="bold" style:font-weight-complex="bold"/>
    </style:style>
    <style:style style:name="P11" style:family="paragraph" style:parent-style-name="Standard">
      <style:text-properties fo:font-weight="bold" officeooo:rsid="001dcbf5" officeooo:paragraph-rsid="001e7949" style:font-weight-asian="bold" style:font-weight-complex="bold"/>
    </style:style>
    <style:style style:name="P12" style:family="paragraph" style:parent-style-name="Standard">
      <style:text-properties fo:font-weight="bold" officeooo:rsid="001e7949" officeooo:paragraph-rsid="001e7949" style:font-weight-asian="bold" style:font-weight-complex="bold"/>
    </style:style>
    <style:style style:name="P13" style:family="paragraph" style:parent-style-name="Standard">
      <style:text-properties fo:font-weight="bold" officeooo:rsid="001e7949" officeooo:paragraph-rsid="001ea5a8" style:font-weight-asian="bold" style:font-weight-complex="bold"/>
    </style:style>
    <style:style style:name="P14" style:family="paragraph" style:parent-style-name="Standard">
      <style:text-properties fo:font-weight="bold" officeooo:rsid="0017c564" officeooo:paragraph-rsid="0017c564" style:font-weight-asian="bold" style:font-weight-complex="bold"/>
    </style:style>
    <style:style style:name="P15" style:family="paragraph" style:parent-style-name="Standard">
      <style:text-properties fo:font-weight="normal" officeooo:rsid="0017c564" officeooo:paragraph-rsid="0017c564" style:font-weight-asian="normal" style:font-weight-complex="normal"/>
    </style:style>
    <style:style style:name="P16" style:family="paragraph" style:parent-style-name="Standard">
      <style:text-properties fo:font-weight="normal" officeooo:rsid="001b1f34" officeooo:paragraph-rsid="001b1f34" style:font-weight-asian="normal" style:font-weight-complex="normal"/>
    </style:style>
    <style:style style:name="P17" style:family="paragraph" style:parent-style-name="Standard">
      <style:text-properties fo:font-weight="normal" officeooo:rsid="0015a0a9" officeooo:paragraph-rsid="0015a0a9" style:font-weight-asian="normal" style:font-weight-complex="normal"/>
    </style:style>
    <style:style style:name="P18" style:family="paragraph" style:parent-style-name="Standard">
      <style:text-properties fo:font-weight="normal" officeooo:rsid="0016f5c0" officeooo:paragraph-rsid="0016f5c0" style:font-weight-asian="normal" style:font-weight-complex="normal"/>
    </style:style>
    <style:style style:name="P19" style:family="paragraph" style:parent-style-name="Standard">
      <style:text-properties fo:font-weight="normal" officeooo:rsid="001c026d" officeooo:paragraph-rsid="001c026d" style:font-weight-asian="normal" style:font-weight-complex="normal"/>
    </style:style>
    <style:style style:name="P20" style:family="paragraph" style:parent-style-name="Standard">
      <style:text-properties fo:font-weight="normal" officeooo:rsid="001c2c3a" officeooo:paragraph-rsid="001c2c3a" style:font-weight-asian="normal" style:font-weight-complex="normal"/>
    </style:style>
    <style:style style:name="P21" style:family="paragraph" style:parent-style-name="Standard">
      <style:text-properties fo:font-weight="normal" officeooo:rsid="001e7949" officeooo:paragraph-rsid="001e7949" style:font-weight-asian="normal" style:font-weight-complex="normal"/>
    </style:style>
    <style:style style:name="P22" style:family="paragraph" style:parent-style-name="Standard">
      <style:text-properties fo:font-weight="normal" officeooo:rsid="001e7949" officeooo:paragraph-rsid="001ea5a8" style:font-weight-asian="normal" style:font-weight-complex="normal"/>
    </style:style>
    <style:style style:name="P23" style:family="paragraph" style:parent-style-name="Standard">
      <style:text-properties officeooo:paragraph-rsid="001e7949"/>
    </style:style>
    <style:style style:name="P24" style:family="paragraph" style:parent-style-name="Standard">
      <style:text-properties officeooo:paragraph-rsid="001ea5a8"/>
    </style:style>
    <style:style style:name="P25" style:family="paragraph" style:parent-style-name="Standard">
      <style:text-properties officeooo:rsid="001ea5a8" officeooo:paragraph-rsid="001ea5a8"/>
    </style:style>
    <style:style style:name="P26" style:family="paragraph" style:parent-style-name="Standard" style:list-style-name="L1">
      <style:text-properties fo:font-weight="normal" officeooo:rsid="0017c564" officeooo:paragraph-rsid="0017c564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17c564" officeooo:paragraph-rsid="0017c564" style:font-weight-asian="normal" style:font-weight-complex="normal"/>
    </style:style>
    <style:style style:name="P28" style:family="paragraph" style:parent-style-name="Standard">
      <style:text-properties fo:font-weight="bold" officeooo:rsid="0016f5c0" officeooo:paragraph-rsid="001f689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f5c0" style:font-weight-asian="normal" style:font-weight-complex="normal"/>
    </style:style>
    <style:style style:name="T3" style:family="text">
      <style:text-properties fo:font-weight="normal" officeooo:rsid="0017c564" style:font-weight-asian="normal" style:font-weight-complex="normal"/>
    </style:style>
    <style:style style:name="T4" style:family="text">
      <style:text-properties fo:font-weight="normal" officeooo:rsid="0018f8fc" style:font-weight-asian="normal" style:font-weight-complex="normal"/>
    </style:style>
    <style:style style:name="T5" style:family="text">
      <style:text-properties fo:font-weight="normal" officeooo:rsid="001953f0" style:font-weight-asian="normal" style:font-weight-complex="normal"/>
    </style:style>
    <style:style style:name="T6" style:family="text">
      <style:text-properties fo:font-weight="normal" officeooo:rsid="001b1f34" style:font-weight-asian="normal" style:font-weight-complex="normal"/>
    </style:style>
    <style:style style:name="T7" style:family="text">
      <style:text-properties fo:font-weight="normal" officeooo:rsid="001c026d" style:font-weight-asian="normal" style:font-weight-complex="normal"/>
    </style:style>
    <style:style style:name="T8" style:family="text">
      <style:text-properties fo:font-weight="normal" officeooo:rsid="001c2c3a" style:font-weight-asian="normal" style:font-weight-complex="normal"/>
    </style:style>
    <style:style style:name="T9" style:family="text">
      <style:text-properties fo:font-weight="normal" officeooo:rsid="001e7949" style:font-weight-asian="normal" style:font-weight-complex="normal"/>
    </style:style>
    <style:style style:name="T10" style:family="text">
      <style:text-properties fo:font-weight="normal" officeooo:rsid="001f689a" style:font-weight-asian="normal" style:font-weight-complex="normal"/>
    </style:style>
    <style:style style:name="T11" style:family="text">
      <style:text-properties fo:font-weight="normal" officeooo:rsid="00200e8c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7949" style:font-weight-asian="bold" style:font-weight-complex="bold"/>
    </style:style>
    <style:style style:name="T14" style:family="text">
      <style:text-properties officeooo:rsid="0016f5c0"/>
    </style:style>
    <style:style style:name="T15" style:family="text">
      <style:text-properties officeooo:rsid="001c026d"/>
    </style:style>
    <style:style style:name="T16" style:family="text">
      <style:text-properties officeooo:rsid="001e7949"/>
    </style:style>
    <style:style style:name="T17" style:family="text">
      <style:text-properties officeooo:rsid="00200e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 Chain : <text:span text:style-name="T1">Tool Chain is a set of tools used to debug/analyse the code.</text:span></text:p>
      <text:p text:style-name="P1"/>
      <text:p text:style-name="P1">Address Space : <text:span text:style-name="T1">Address space is a set of addresses.</text:span></text:p>
      <text:p text:style-name="P1"/>
      <text:p text:style-name="P1">Addresses : <text:span text:style-name="T1">Address are sequ</text:span><text:span text:style-name="T11">e</text:span><text:span text:style-name="T1">nce of numbers assigned to the Addressable Elements.</text:span></text:p>
      <text:p text:style-name="P1"/>
      <text:p text:style-name="P1">Addressable Elements : <text:span text:style-name="T1">The devices which have its own memory.</text:span></text:p>
      <text:p text:style-name="P1"/>
      <text:p text:style-name="P1"><text:span text:style-name="T1"><text:tab/></text:span>Ex : <text:span text:style-name="T1">RAM, ROM, Display Device.</text:span></text:p>
      <text:p text:style-name="P1"/>
      <text:p text:style-name="P1">Memory mapped IO : <text:span text:style-name="T1"><text:s/>The peripheral devices are mapped into the same address space of the </text:span></text:p>
      <text:p text:style-name="P1"/>
      <text:p text:style-name="P17">memory is called Memory mapped IO. (All in one address space).</text:p>
      <text:p text:style-name="P1"/>
      <text:p text:style-name="P1">IO mapped IO : <text:s/><text:span text:style-name="T1">The <text:s/>peripheral devices have its own addresss space <text:s/>is called IO mapped IO.</text:span></text:p>
      <text:p text:style-name="P1"/>
      <text:p text:style-name="P1">Paging : <text:span text:style-name="T1"><text:s/>Logical division of memory into equal size is called paging. The Kernel does this job to </text:span></text:p>
      <text:p text:style-name="P1"/>
      <text:p text:style-name="P17">avoid the external fragmantation.</text:p>
      <text:p text:style-name="P1"/>
      <text:p text:style-name="P3"><text:span text:style-name="T14">Physiacal address space : </text:span><text:span text:style-name="T2">PAS is a range of addresses each of which corresponds to </text:span><text:span text:style-name="T5">Addressable </text:span></text:p>
      <text:p text:style-name="P3"/>
      <text:p text:style-name="P3"><text:span text:style-name="T5">elements.</text:span><text:span text:style-name="T2"> </text:span></text:p>
      <text:p text:style-name="P2"/>
      <text:p text:style-name="P4">Virtual Address space : <text:span text:style-name="T1">VAS is also a range of addresses, but it cannot associated with any </text:span></text:p>
      <text:p text:style-name="P4"/>
      <text:p text:style-name="P18">physical entity, it can associate with code and data.</text:p>
      <text:p text:style-name="P4"/>
      <text:p text:style-name="P28">Memory leak : <text:span text:style-name="T1">Code accessing </text:span><text:span text:style-name="T10">data</text:span><text:span text:style-name="T1"> beyond its scope <text:s/></text:span><text:span text:style-name="T4">and Application is failed to release the </text:span></text:p>
      <text:p text:style-name="P28"/>
      <text:p text:style-name="P28"><text:span text:style-name="T4"><text:tab/><text:tab/> <text:s text:c="2"/>memory </text:span><text:span text:style-name="T5">when its not needed </text:span><text:span text:style-name="T1">is called Memory leak.</text:span></text:p>
      <text:p text:style-name="P4"/>
      <text:p text:style-name="P5">Addr2line : <text:span text:style-name="T1"><text:s/>Addr2line is a tool used to translates the given <text:s/>Address into File name and Line</text:span></text:p>
      <text:p text:style-name="P5"/>
      <text:p text:style-name="P5"><text:span text:style-name="T1">number. </text:span><text:span text:style-name="T3">It can use in two ways.</text:span></text:p>
      <text:p text:style-name="P5"/>
      <text:list xml:id="list6273809820367652301" text:style-name="L1">
        <text:list-item>
          <text:p text:style-name="P26">In the first, hexadecimal addresses are specified on the command line, and addr2line displays the file name and line number for each address.</text:p>
        </text:list-item>
      </text:list>
      <text:p text:style-name="P15"><text:tab/></text:p>
      <text:p text:style-name="P15"><text:tab/><text:tab/>Ex : <text:span text:style-name="T12">addr2line –exe=a.out 0x080483f5</text:span></text:p>
      <text:p text:style-name="P15"><text:s/></text:p>
      <text:list xml:id="list7579312618018827300" text:style-name="L2">
        <text:list-item>
          <text:p text:style-name="P27">In the second, addr2line reads hexadecimal addresses from standard input, and prints the file name and line number for each address on standard output.</text:p>
        </text:list-item>
      </text:list>
      <text:p text:style-name="P14"><text:tab/></text:p>
      <text:p text:style-name="P14"><text:tab/><text:tab/>Ex: addr2line -a</text:p>
      <text:p text:style-name="P14"><text:tab/><text:tab/><text:tab/></text:p>
      <text:p text:style-name="P15"><text:span text:style-name="T12"><text:tab/><text:tab/><text:tab/>i/p : </text:span>0x080483f5</text:p>
      <text:p text:style-name="P15"/>
      <text:p text:style-name="P6"/>
      <text:p text:style-name="P6"/>
      <text:p text:style-name="P6"/>
      <text:p text:style-name="P6"/>
      <text:p text:style-name="P6"><text:soft-page-break/>Valgrind : <text:span text:style-name="T1">Valgrind is a suite of tools for debugging and profiling programs. </text:span></text:p>
      <text:p text:style-name="P6"/>
      <text:p text:style-name="P6"><text:span text:style-name="T1"><text:tab/>The default tool is </text:span>memchek – <text:span text:style-name="T1">memory mismanagement detector.</text:span></text:p>
      <text:p text:style-name="P6"/>
      <text:p text:style-name="P7">Ex : <text:span text:style-name="T1">valgrind –leak-check=full ./a.out</text:span></text:p>
      <text:p text:style-name="P6"><text:s text:c="9"/><text:span text:style-name="T6">valgrind ./a.out</text:span><text:span text:style-name="T1"><text:tab/></text:span></text:p>
      <text:p text:style-name="P6"/>
      <text:p text:style-name="P7">Objdump : <text:span text:style-name="T1">Objdump is used to display the information from the <text:s/>Object files.</text:span></text:p>
      <text:p text:style-name="P7"/>
      <text:p text:style-name="P16">There are options to display the p<text:span text:style-name="T17">a</text:span>rticular information.</text:p>
      <text:p text:style-name="P16"/>
      <text:p text:style-name="P7"><text:tab/>Objdump -d <text:span text:style-name="T15">object</text:span>file : <text:span text:style-name="T1">Used to disassemble the object file to view in assembly format.</text:span></text:p>
      <text:p text:style-name="P7"><text:tab/>Objdump -s -jsection <text:span text:style-name="T15">object</text:span>file : <text:span text:style-name="T1">Used to display the information about p</text:span><text:span text:style-name="T11">a</text:span><text:span text:style-name="T1">rticular section.</text:span></text:p>
      <text:p text:style-name="P7"/>
      <text:p text:style-name="P7">nm : <text:s/><text:span text:style-name="T1">List the symbols and their storage space from the object file.</text:span></text:p>
      <text:p text:style-name="P7"/>
      <text:p text:style-name="P8"><text:span text:style-name="T7"><text:tab/></text:span><text:span text:style-name="T15">"B" </text:span></text:p>
      <text:p text:style-name="P9"><text:s text:c="11"/><text:tab/>"b" <text:s/>- <text:span text:style-name="T1">The symbol is in the uninitialized data section</text:span></text:p>
      <text:p text:style-name="P7"><text:tab/></text:p>
      <text:p text:style-name="P8"><text:tab/><text:span text:style-name="T15">"C"</text:span><text:span text:style-name="T7"> <text:s/>- The symbol is common.</text:span></text:p>
      <text:p text:style-name="P19"><text:tab/></text:p>
      <text:p text:style-name="P8"><text:span text:style-name="T7"><text:tab/></text:span><text:span text:style-name="T15">"D" </text:span></text:p>
      <text:p text:style-name="P9"><text:span text:style-name="T1"><text:s text:c="9"/></text:span><text:s text:c="2"/><text:tab/>"d" <text:span text:style-name="T1"><text:s text:c="2"/>- <text:s/>The symbol is in the initialized data section.</text:span></text:p>
      <text:p text:style-name="P9"/>
      <text:p text:style-name="P9"><text:span text:style-name="T1"><text:tab/></text:span>"R" </text:p>
      <text:p text:style-name="P9"><text:span text:style-name="T1"><text:s text:c="3"/></text:span><text:s text:c="8"/><text:tab/>"r" <text:s text:c="3"/>- <text:s/><text:span text:style-name="T1">The symbol is in a read only data section. </text:span></text:p>
      <text:p text:style-name="P9"/>
      <text:p text:style-name="P9">nm <text:s/>-S | --print-size : <text:span text:style-name="T1">It will print the symbols along with their size.</text:span></text:p>
      <text:p text:style-name="P9"/>
      <text:p text:style-name="P9">Readelf : <text:span text:style-name="T1">Readelf is a tool to analyse/understand the ELF format.</text:span></text:p>
      <text:p text:style-name="P9"/>
      <text:p text:style-name="P9">readelf -a ELFfile : <text:span text:style-name="T1">It gives the complete information of that Elf file.(Means elf header, section <text:tab/><text:tab/> <text:s text:c="9"/>header, program header ...).</text:span></text:p>
      <text:p text:style-name="P9">readelf -S ELFfile : <text:span text:style-name="T1">It gives the information about section header.</text:span></text:p>
      <text:p text:style-name="P19"/>
      <text:p text:style-name="P9">readelf -s ELFfile : <text:span text:style-name="T1">It gives the information about symbol table.</text:span></text:p>
      <text:p text:style-name="P19"/>
      <text:p text:style-name="P9">readelf -xsection_name ELF file : <text:span text:style-name="T1">It gives the information about perticular section.</text:span></text:p>
      <text:p text:style-name="P9"><text:tab/>Ex : <text:span text:style-name="T1">readelf -x.</text:span><text:span text:style-name="T8">rodata <text:tab/>a.out – It will give the information about rodata.</text:span></text:p>
      <text:p text:style-name="P9"/>
      <text:p text:style-name="P10">readelf –segments ELFfile : <text:span text:style-name="T1">It gives information about segments – program header &amp; section to <text:tab/><text:tab/><text:tab/><text:tab/> segment mapping.</text:span></text:p>
      <text:p text:style-name="P10"/>
      <text:p text:style-name="P10">Library : <text:span text:style-name="T1">Library is a collection of predefined compiled objects.</text:span></text:p>
      <text:p text:style-name="P10"><text:tab/></text:p>
      <text:p text:style-name="P10"><text:tab/><text:span text:style-name="T1">i) Static library</text:span></text:p>
      <text:p text:style-name="P20"><text:tab/>ii) Shared library</text:p>
      <text:p text:style-name="P10"/>
      <text:p text:style-name="P10">Static library : <text:span text:style-name="T1">It makes a copy of all used library functions to the executable file.</text:span></text:p>
      <text:p text:style-name="P10"/>
      <text:p text:style-name="P10">Shared Library : <text:span text:style-name="T1">It does not </text:span><text:span text:style-name="T11">required </text:span><text:span text:style-name="T1">code to be copied, it is done by just placing the name of the library in <text:s/>the binary file. The actual linking happens during load/run time.</text:span> </text:p>
      <text:p text:style-name="P10"><text:soft-page-break/></text:p>
      <text:p text:style-name="P11">Position independent code <text:span text:style-name="T16">(PIC) </text:span>: <text:s/><text:span text:style-name="T9">As name suggests , the position independent code is not tied to </text:span></text:p>
      <text:p text:style-name="P11"/>
      <text:p text:style-name="P21">a specific process, it allows the code to execute efficiently at a different address.</text:p>
      <text:p text:style-name="P11"/>
      <text:p text:style-name="P21">To generate position independent code we nned to compile with <text:s/>-fpic or -fPIC flag.</text:p>
      <text:p text:style-name="P12"/>
      <text:p text:style-name="P12">Difference between fpic &amp; fPIC : </text:p>
      <text:p text:style-name="P12"/>
      <text:p text:style-name="P22">Both fpic &amp; fPIC generates the position independent code.</text:p>
      <text:p text:style-name="P13"/>
      <text:p text:style-name="P22">The dynamic loader resolve the costant addresses and update in GOT entries, when the program starts execution.</text:p>
      <text:p text:style-name="P12"/>
      <text:p text:style-name="P24"><text:span text:style-name="T9">When <text:s/>we compiled with </text:span><text:span text:style-name="T13">-fpic,</text:span></text:p>
      <text:p text:style-name="P13"><text:tab/></text:p>
      <text:p text:style-name="P24"><text:span text:style-name="T13"><text:tab/></text:span><text:span text:style-name="T9">If the GOT size for the linked executable exceeds a machine-specific maximum size, we get an error message from the linker indicating that ?-fpic? does not work.</text:span></text:p>
      <text:p text:style-name="P23"/>
      <text:p text:style-name="P25"><text:span text:style-name="T9">T</text:span><text:span text:style-name="T1">o <text:s/>avoid limit on size of global offset table, we use <text:s/></text:span><text:span text:style-name="T12">-fPI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10:09.806122530</meta:creation-date>
    <dc:date>2016-05-31T10:52:00.385031188</dc:date>
    <meta:editing-duration>PT4H53M13S</meta:editing-duration>
    <meta:editing-cycles>8</meta:editing-cycles>
    <meta:generator>LibreOffice/4.2.4.2$Linux_x86 LibreOffice_project/420m0$Build-2</meta:generator>
    <meta:document-statistic meta:table-count="0" meta:image-count="0" meta:object-count="0" meta:page-count="3" meta:paragraph-count="69" meta:word-count="695" meta:character-count="4167" meta:non-whitespace-character-count="3395"/>
  </office:meta>
</office:document-meta>
</file>